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oderstrom</text:p>
      <text:p text:style-name="P1">CS 4342</text:p>
      <text:p text:style-name="P1">Project 1</text:p>
      <text:p text:style-name="P1"/>
      <text:p text:style-name="P2">Over 200 statements were selected. No more than 3 came from a single chapter, or from the full source in case of smaller sources. Before selecting any statements, I decided to start from the third sentence of the first paragraph, the second sentence of the second paragraph, and the first sentence of the third paragraph where possible. I ended each selection at 15 words or the end of the paragraph, whichever came first. This was not always possible, particularly when selecting data from non-CS sources.</text:p>
      <text:p text:style-name="P2"/>
      <text:p text:style-name="P2">99 statements were selected from CS sources: an AI textbook and a compilers textbook. More diverse statements could have been selected from CS material covering different topics. Statements from other CS material may also not be classified correctly as often.</text:p>
      <text:p text:style-name="P2"/>
      <text:p text:style-name="P2">Statements from non-CS sources were obtained from a wider variety of material, including random Wikipedia pages, news articles, a textbook, and novels. I used a greater number of statements from this classification to try to handle the wider spread of keywords that may or may not exist compared to the CS sources.</text:p>
      <text:p text:style-name="P2"/>
      <text:p text:style-name="P2">My original set of keywords was insufficient to test the data - most of them barely appeared in the training set after I finished preparing the data. In order to improve the keywords, I tallied every word in the training data without seeing their classifications. I believe this let me obtain more meaningful keywords without adding bias, but it may still be a mistake. Even if it added bias, I believe it limited the effect of it.</text:p>
      <text:p text:style-name="P2"/>
      <text:p text:style-name="P3">Begin Source Code</text:p>
      <text:p text:style-name="P2"/>
      <text:p text:style-name="P2">from pprint import pprint as pp</text:p>
      <text:p text:style-name="P2"/>
      <text:p text:style-name="P2">#Returns a list of probabilities for each keyword given a numeric list</text:p>
      <text:p text:style-name="P2">#The first interior list contains probabilities of each keyword when the</text:p>
      <text:p text:style-name="P2">#label is 1 (or True/CS) and the probability of the label being 1.</text:p>
      <text:p text:style-name="P2">#The second interior list contains probabilities of each keyword when the</text:p>
      <text:p text:style-name="P2">#label is 0 (or False/Not CS) and the probability of the label being 0.</text:p>
      <text:p text:style-name="P2">def getTrainingProbability(trainingResults):</text:p>
      <text:p text:style-name="P2"><text:s text:c="4"/>#Create a list of probabilities to determine expected test results</text:p>
      <text:p text:style-name="P2"><text:s text:c="4"/>probList = [[], []]</text:p>
      <text:p text:style-name="P2"><text:s text:c="4"/>for i in range(len(trainingResults[0]) - 1):</text:p>
      <text:p text:style-name="P2"><text:s text:c="8"/>probList[0].append(0)</text:p>
      <text:p text:style-name="P2"><text:s text:c="8"/>probList[1].append(0)</text:p>
      <text:p text:style-name="P2"/>
      <text:p text:style-name="P2"><text:s text:c="4"/>#Counts the number of 1 and 0 classifications from passed data</text:p>
      <text:p text:style-name="P2"><text:s text:c="4"/>#Used to calculate probability of both values across all data.</text:p>
      <text:p text:style-name="P2"><text:s text:c="4"/>countYes = 0</text:p>
      <text:p text:style-name="P2"><text:s text:c="4"/>countNo = 0</text:p>
      <text:p text:style-name="P2"><text:soft-page-break/><text:s text:c="4"/>for index, line in enumerate(trainingResults):</text:p>
      <text:p text:style-name="P2"><text:s text:c="8"/>probLine = 0</text:p>
      <text:p text:style-name="P2"><text:s text:c="8"/>if line[-1][0] is 1:</text:p>
      <text:p text:style-name="P2"><text:s text:c="12"/>countYes += 1</text:p>
      <text:p text:style-name="P2"><text:s text:c="8"/>else:</text:p>
      <text:p text:style-name="P2"><text:s text:c="12"/>countNo += 1</text:p>
      <text:p text:style-name="P2"><text:s text:c="12"/>probLine = 1</text:p>
      <text:p text:style-name="P2"><text:s text:c="8"/>for inIndex, element in enumerate(line[:-1]):</text:p>
      <text:p text:style-name="P2"><text:s text:c="12"/>probList[probLine][inIndex] += element</text:p>
      <text:p text:style-name="P2"/>
      <text:p text:style-name="P2"><text:s text:c="4"/>#Calculates probability that each keyword exists in each classification</text:p>
      <text:p text:style-name="P2"><text:s text:c="4"/>#Probabilities are separated based on 1 and 0 classification</text:p>
      <text:p text:style-name="P2"><text:s text:c="4"/>for index, line in enumerate(probList):</text:p>
      <text:p text:style-name="P2"><text:s text:c="8"/>for inIndex, element in enumerate(line):</text:p>
      <text:p text:style-name="P2"><text:s text:c="12"/>#Check a need for smoothing</text:p>
      <text:p text:style-name="P2"><text:s text:c="12"/>if probList[0][inIndex] is 0 or probList[1][inIndex] is 0:</text:p>
      <text:p text:style-name="P2"><text:s text:c="16"/>if index is 0:</text:p>
      <text:p text:style-name="P2"><text:s text:c="20"/>line[inIndex] = (element + 1) / (countYes + 2)</text:p>
      <text:p text:style-name="P2"><text:s text:c="16"/>else:</text:p>
      <text:p text:style-name="P2"><text:s text:c="20"/>line[inIndex] = (element + 1) / (countNo + 2)</text:p>
      <text:p text:style-name="P2"><text:s text:c="12"/>#Don't apply smoothing if both entries have something already</text:p>
      <text:p text:style-name="P2"><text:s text:c="12"/>else:</text:p>
      <text:p text:style-name="P2"><text:s text:c="16"/>if index is 0:</text:p>
      <text:p text:style-name="P2"><text:s text:c="20"/>line[inIndex] /= countYes</text:p>
      <text:p text:style-name="P2"><text:s text:c="16"/>else:</text:p>
      <text:p text:style-name="P2"><text:s text:c="20"/>line[inIndex] /= countNo</text:p>
      <text:p text:style-name="P2"/>
      <text:p text:style-name="P2"><text:s text:c="4"/>#Adds the final probability that a randomly selected line will</text:p>
      <text:p text:style-name="P2"><text:s text:c="4"/>#be classified as either 1 or 0</text:p>
      <text:p text:style-name="P2"><text:s text:c="4"/>probList[0].append([countYes / (countYes + countNo)])</text:p>
      <text:p text:style-name="P2"><text:s text:c="4"/>probList[1].append([countNo / (countYes + countNo)])</text:p>
      <text:p text:style-name="P2"><text:s text:c="4"/>return probList</text:p>
      <text:p text:style-name="P2"/>
      <text:p text:style-name="P2">#Calculates required parts of probability that a given line</text:p>
      <text:p text:style-name="P2">#is either 0 or 1 (CS or not CS in this project, but usable outside of it)</text:p>
      <text:p text:style-name="P2">#Appends the expected classification to the list containing the</text:p>
      <text:p text:style-name="P2">#actual classification of the line.</text:p>
      <text:p text:style-name="P2">def getSingleTestResult(probList, testLine):</text:p>
      <text:p text:style-name="P2"><text:s text:c="4"/>#Final probability will always include P(y=1) or P(y=0), so start with them</text:p>
      <text:p text:style-name="P2"><text:s text:c="4"/>probYes = probList[0][-1][0]</text:p>
      <text:p text:style-name="P2"><text:s text:c="4"/>probNo = probList[1][-1][0]</text:p>
      <text:p text:style-name="P2"><text:s text:c="4"/>#Iterates through list, multiplying probabilities by given y=1 and y=0</text:p>
      <text:p text:style-name="P2"><text:s text:c="4"/>#respectively. Index is aligned with keyword values.</text:p>
      <text:p text:style-name="P2"><text:s text:c="4"/>for index, element in enumerate(testLine):</text:p>
      <text:p text:style-name="P2"><text:s text:c="8"/>if element is 1:</text:p>
      <text:p text:style-name="P2"><text:s text:c="12"/>probYes *= probList[0][index]</text:p>
      <text:p text:style-name="P2"><text:soft-page-break/><text:s text:c="12"/>probNo *= probList[1][index]</text:p>
      <text:p text:style-name="P2"><text:s text:c="8"/>elif element is 0:</text:p>
      <text:p text:style-name="P2"><text:s text:c="12"/>probYes *= 1 - probList[0][index]</text:p>
      <text:p text:style-name="P2"><text:s text:c="12"/>probNo *= 1 - probList[1][index]</text:p>
      <text:p text:style-name="P2"/>
      <text:p text:style-name="P2"><text:s text:c="4"/>#Compares final probabilities of both classifications. While not</text:p>
      <text:p text:style-name="P2"><text:s text:c="4"/>#true probabilities, the ratios are the same and they may be</text:p>
      <text:p text:style-name="P2"><text:s text:c="4"/>#compared safely.</text:p>
      <text:p text:style-name="P2"><text:s text:c="4"/>if probYes &gt; probNo:</text:p>
      <text:p text:style-name="P2"><text:s text:c="8"/>testLine[-1].append(1)</text:p>
      <text:p text:style-name="P2"><text:s text:c="4"/>else:</text:p>
      <text:p text:style-name="P2"><text:s text:c="8"/>testLine[-1].append(0)</text:p>
      <text:p text:style-name="P2"/>
      <text:p text:style-name="P2">#Passed both the training and test data indicating presence of</text:p>
      <text:p text:style-name="P2">#keywords in each line, expecting the final values of both</text:p>
      <text:p text:style-name="P2">#to be a list containing only the actual classification</text:p>
      <text:p text:style-name="P2">#Will modify the test data to append both the predicted classification</text:p>
      <text:p text:style-name="P2">#and the error value to the list containing actual classification</text:p>
      <text:p text:style-name="P2">def getTestResults(training, test):</text:p>
      <text:p text:style-name="P2"><text:s text:c="4"/>probList = getTrainingProbability(training)</text:p>
      <text:p text:style-name="P2"><text:s text:c="4"/>count = 0</text:p>
      <text:p text:style-name="P2"><text:s text:c="4"/>#Runs each line through getting expected classification and</text:p>
      <text:p text:style-name="P2"><text:s text:c="4"/>#appends the error value</text:p>
      <text:p text:style-name="P2"><text:s text:c="4"/>for line in test:</text:p>
      <text:p text:style-name="P2"><text:s text:c="8"/>getSingleTestResult(probList, line)</text:p>
      <text:p text:style-name="P2"><text:s text:c="8"/>result = 0</text:p>
      <text:p text:style-name="P2"><text:s text:c="8"/>if line[-1][0] is not line[-1][1]:</text:p>
      <text:p text:style-name="P2"><text:s text:c="12"/>result = 1</text:p>
      <text:p text:style-name="P2"><text:s text:c="8"/>line[-1].append(result)</text:p>
      <text:p text:style-name="P2"><text:s text:c="8"/></text:p>
      <text:p text:style-name="P2">#Cleans a string for learning, removing non-alphanumeric characters</text:p>
      <text:p text:style-name="P2">#and changing case to lower.</text:p>
      <text:p text:style-name="P2">def cleanString(string):</text:p>
      <text:p text:style-name="P2"><text:s text:c="4"/>string = string.lower()</text:p>
      <text:p text:style-name="P2"><text:s text:c="4"/>firstIndex = 0</text:p>
      <text:p text:style-name="P2"><text:s text:c="4"/>secondIndex = 0</text:p>
      <text:p text:style-name="P2"><text:s text:c="4"/>newString = ""</text:p>
      <text:p text:style-name="P2"><text:s text:c="4"/>for char in string:</text:p>
      <text:p text:style-name="P2"><text:s text:c="8"/>if not (char.isalnum() or ord(char) is 32):</text:p>
      <text:p text:style-name="P2"><text:s text:c="12"/>newString += string[firstIndex:secondIndex]</text:p>
      <text:p text:style-name="P2"><text:s text:c="12"/>firstIndex = secondIndex + 1</text:p>
      <text:p text:style-name="P2"><text:s text:c="8"/>secondIndex += 1</text:p>
      <text:p text:style-name="P2"><text:s text:c="4"/>return newString</text:p>
      <text:p text:style-name="P2"/>
      <text:p text:style-name="P2">#Use for deciding keywords, modifies a dictionary to contain each</text:p>
      <text:p text:style-name="P2">#word in the training data with a count, ignoring classification</text:p>
      <text:p text:style-name="P2"><text:soft-page-break/>def potentialKeywords(keywordDict, line):</text:p>
      <text:p text:style-name="P2"><text:s text:c="4"/>tempLine = line.split(' ')</text:p>
      <text:p text:style-name="P2"><text:s text:c="4"/>for word in tempLine:</text:p>
      <text:p text:style-name="P2"><text:s text:c="8"/>if word in keywordDict:</text:p>
      <text:p text:style-name="P2"><text:s text:c="12"/>keywordDict[word] += 1</text:p>
      <text:p text:style-name="P2"><text:s text:c="8"/>else:</text:p>
      <text:p text:style-name="P2"><text:s text:c="12"/>keywordDict[word] = 1</text:p>
      <text:p text:style-name="P2"/>
      <text:p text:style-name="P2">#Includes two lines to uncomment to generate word counts for potential</text:p>
      <text:p text:style-name="P2">#keywords.</text:p>
      <text:p text:style-name="P2">#Stores the presence of keywords across all lines in training data</text:p>
      <text:p text:style-name="P2">#with labels. Returns a list aligned with the keywords list passed in.</text:p>
      <text:p text:style-name="P2">def storeResults(fileName, keywords, warningLabel):</text:p>
      <text:p text:style-name="P2"><text:s text:c="4"/>try:</text:p>
      <text:p text:style-name="P2"><text:s text:c="8"/>with open(fileName) as inFile:</text:p>
      <text:p text:style-name="P2"><text:s text:c="12"/>#Uncomment to store potential keywords</text:p>
      <text:p text:style-name="P2">## <text:s text:c="11"/>potentialKey = {}</text:p>
      <text:p text:style-name="P2"><text:s text:c="12"/>results = []</text:p>
      <text:p text:style-name="P2"><text:s text:c="12"/>#Splits input lines one by one and scans for presence of keywords</text:p>
      <text:p text:style-name="P2"><text:s text:c="12"/>#Appends class label after scanning of a line is complete</text:p>
      <text:p text:style-name="P2"><text:s text:c="12"/>for line in inFile:</text:p>
      <text:p text:style-name="P2"><text:s text:c="16"/>#I was getting strange behavior and could not get it</text:p>
      <text:p text:style-name="P2"><text:s text:c="16"/>#to stop without adding this if statement</text:p>
      <text:p text:style-name="P2"><text:s text:c="16"/>if line[-1] is not '\n':</text:p>
      <text:p text:style-name="P2"><text:s text:c="20"/>line += '\n'</text:p>
      <text:p text:style-name="P2"><text:s text:c="16"/>line = cleanString(line)</text:p>
      <text:p text:style-name="P2"><text:s text:c="16"/>checkLine = line.rstrip('\n').rsplit(' ', 1)</text:p>
      <text:p text:style-name="P2"><text:s text:c="16"/>#Uncomment to add potential keywords to dictionary</text:p>
      <text:p text:style-name="P2">## <text:s text:c="15"/>potentialKeywords(potentialKey, checkLine[0])</text:p>
      <text:p text:style-name="P2"><text:s text:c="16"/>results.append(testLineKeywords(checkLine[0], keywords))</text:p>
      <text:p text:style-name="P2"><text:s text:c="16"/>results[-1].append([int(checkLine[1])])</text:p>
      <text:p text:style-name="P2"><text:s text:c="12"/>#Uncomment to print potential keyword dictionary</text:p>
      <text:p text:style-name="P2">## <text:s text:c="11"/>pp([(k, v) for k, v in sorted(potentialKey.items(),</text:p>
      <text:p text:style-name="P2">## <text:s text:c="41"/>key=lambda x: x[1], reverse=True)])</text:p>
      <text:p text:style-name="P2"><text:s text:c="12"/>return results</text:p>
      <text:p text:style-name="P2"><text:s text:c="4"/>except IOError:</text:p>
      <text:p text:style-name="P2"><text:s text:c="8"/>print("Unable to open " + fileName + ".")</text:p>
      <text:p text:style-name="P2"/>
      <text:p text:style-name="P2">#Test a line of text for presence of keywords in given list</text:p>
      <text:p text:style-name="P2">#Returns a list of 0/1 describing their presence</text:p>
      <text:p text:style-name="P2">def testLineKeywords(line, keywords):</text:p>
      <text:p text:style-name="P2"><text:s text:c="4"/>iterList = []</text:p>
      <text:p text:style-name="P2"><text:s text:c="4"/>tempLine = line.split(' ')</text:p>
      <text:p text:style-name="P2"><text:s text:c="4"/>for keyword in keywords:</text:p>
      <text:p text:style-name="P2"><text:s text:c="8"/>#Testing for presence, not number of times keyword exists</text:p>
      <text:p text:style-name="P2"><text:s text:c="8"/>if keyword in tempLine:</text:p>
      <text:p text:style-name="P2"><text:soft-page-break/><text:s text:c="12"/>iterList.append(1)</text:p>
      <text:p text:style-name="P2"><text:s text:c="8"/>else:</text:p>
      <text:p text:style-name="P2"><text:s text:c="12"/>iterList.append(0)</text:p>
      <text:p text:style-name="P2"><text:s text:c="4"/>return iterList</text:p>
      <text:p text:style-name="P2"/>
      <text:p text:style-name="P2">#Stores a list of keywords based on an input file</text:p>
      <text:p text:style-name="P2">#Expects each keyword on its own line</text:p>
      <text:p text:style-name="P2">#Returns a list of keywords</text:p>
      <text:p text:style-name="P2">def storeKeywords(fileName, warningLabel):</text:p>
      <text:p text:style-name="P2"><text:s text:c="4"/>try:</text:p>
      <text:p text:style-name="P2"><text:s text:c="8"/>keywords = []</text:p>
      <text:p text:style-name="P2"><text:s text:c="8"/>with open(fileName) as inFile:</text:p>
      <text:p text:style-name="P2"><text:s text:c="12"/>for line in inFile:</text:p>
      <text:p text:style-name="P2"><text:s text:c="16"/>keywords.append(line.rstrip('\n'))</text:p>
      <text:p text:style-name="P2"><text:s text:c="12"/>if not keywords:</text:p>
      <text:p text:style-name="P2"><text:s text:c="16"/>print("Warning: " + warningLabel + " is empty.")</text:p>
      <text:p text:style-name="P2"><text:s text:c="8"/>return keywords</text:p>
      <text:p text:style-name="P2"><text:s text:c="4"/>except IOError:</text:p>
      <text:p text:style-name="P2"><text:s text:c="8"/>print("Unable to open " + fileName + ".")</text:p>
      <text:p text:style-name="P2"/>
      <text:p text:style-name="P2">#Gets error rate on test data through error results added to test data</text:p>
      <text:p text:style-name="P2">def getErrorRate(test):</text:p>
      <text:p text:style-name="P2"><text:s text:c="4"/>#Count the number of lines in test data and the number of found errors</text:p>
      <text:p text:style-name="P2"><text:s text:c="4"/>errorCount = 0</text:p>
      <text:p text:style-name="P2"><text:s text:c="4"/>totalCount = 0</text:p>
      <text:p text:style-name="P2"><text:s text:c="4"/>for line in test:</text:p>
      <text:p text:style-name="P2"><text:s text:c="8"/>totalCount += 1</text:p>
      <text:p text:style-name="P2"><text:s text:c="8"/>errorCount += line[-1][-1]</text:p>
      <text:p text:style-name="P2"/>
      <text:p text:style-name="P2"><text:s text:c="4"/>#Returns the error rate</text:p>
      <text:p text:style-name="P2"><text:s text:c="4"/>return errorCount / totalCount</text:p>
      <text:p text:style-name="P2"/>
      <text:p text:style-name="P2">#Print statement numbers with actual and expected classification</text:p>
      <text:p text:style-name="P2">def printResults(testResults, label1, label0):</text:p>
      <text:p text:style-name="P2"><text:s text:c="4"/>count = 1</text:p>
      <text:p text:style-name="P2"><text:s text:c="4"/>for line in testResults:</text:p>
      <text:p text:style-name="P2"><text:s text:c="8"/>if line[-1][0] is 1:</text:p>
      <text:p text:style-name="P2"><text:s text:c="12"/>actLabel = label1</text:p>
      <text:p text:style-name="P2"><text:s text:c="8"/>else:</text:p>
      <text:p text:style-name="P2"><text:s text:c="12"/>actLabel = label0</text:p>
      <text:p text:style-name="P2"><text:s text:c="8"/>if line[-1][1] is 1:</text:p>
      <text:p text:style-name="P2"><text:s text:c="12"/>expLabel = label1</text:p>
      <text:p text:style-name="P2"><text:s text:c="8"/>else:</text:p>
      <text:p text:style-name="P2"><text:s text:c="12"/>expLabel = label0</text:p>
      <text:p text:style-name="P2"><text:s text:c="8"/>print("Statement #{}".format(count))</text:p>
      <text:p text:style-name="P2"><text:s text:c="8"/>print("Expected Classification: {}".format(expLabel))</text:p>
      <text:p text:style-name="P2"><text:soft-page-break/><text:s text:c="8"/>print("Actual Classification: {}".format(actLabel))</text:p>
      <text:p text:style-name="P2"><text:s text:c="8"/>if actLabel is expLabel:</text:p>
      <text:p text:style-name="P2"><text:s text:c="12"/>print("No error\n")</text:p>
      <text:p text:style-name="P2"><text:s text:c="8"/>else:</text:p>
      <text:p text:style-name="P2"><text:s text:c="12"/>print("Error\n")</text:p>
      <text:p text:style-name="P2"><text:s text:c="8"/>count += 1</text:p>
      <text:p text:style-name="P2"/>
      <text:p text:style-name="P2">#Set initial filenames</text:p>
      <text:p text:style-name="P2">trainingFileName = "trainingData.txt"</text:p>
      <text:p text:style-name="P2">testFileName = "testData.txt"</text:p>
      <text:p text:style-name="P2">keywordFileName = "keywords.txt"</text:p>
      <text:p text:style-name="P2"/>
      <text:p text:style-name="P2">#Store data for testing, keywords and training data</text:p>
      <text:p text:style-name="P2">keywords = storeKeywords(keywordFileName, "Keyword Data")</text:p>
      <text:p text:style-name="P2">trainingResults = storeResults(trainingFileName, keywords, "Training Data")</text:p>
      <text:p text:style-name="P2"/>
      <text:p text:style-name="P2">#Store test data related to keywords and get results</text:p>
      <text:p text:style-name="P2">testResults = storeResults(testFileName, keywords, "Test Data")</text:p>
      <text:p text:style-name="P2">getTestResults(trainingResults, testResults)</text:p>
      <text:p text:style-name="P2">printResults(testResults, "CS material", "Non-CS material")</text:p>
      <text:p text:style-name="P2"/>
      <text:p text:style-name="P2">#Run training data as test and get the error rate</text:p>
      <text:p text:style-name="P2">altTrainingResults = storeResults(trainingFileName, keywords, "Training Data")</text:p>
      <text:p text:style-name="P2">getTestResults(trainingResults, altTrainingResults)</text:p>
      <text:p text:style-name="P2">errorRate = getErrorRate(altTrainingResults)</text:p>
      <text:p text:style-name="P2">print(errorRate)</text:p>
      <text:p text:style-name="P2"/>
      <text:p text:style-name="P3">End Source Code</text:p>
      <text:p text:style-name="P2"/>
      <text:p text:style-name="P8">Begin Training Data</text:p>
      <text:p text:style-name="P2"/>
      <text:p text:style-name="P2"><text:span text:style-name="T3">Partial CS-sourced statements, classified by '1' at the end</text:span></text:p>
      <text:p text:style-name="P2">They make strong claims about how the intelligence of humans is achieved - not by purely 1</text:p>
      <text:p text:style-name="P2">For example, the transition model for the 8-puzzle - knowledge of what the actions do - is 1</text:p>
      <text:p text:style-name="P2">Chapter 6 introduced the idea of representing states as assignments of values to variables; this 1</text:p>
      <text:p text:style-name="P2">Unfortunately, propositional logic is too puny a language to represent knowledge of complex environments in 1</text:p>
      <text:p text:style-name="P2">Our discussion motivates the development of first-order logic, a much more expressive language than the 1</text:p>
      <text:p text:style-name="P2">Programming languages (such as C++ or Java or Lisp) are by far the largest class 1</text:p>
      <text:p text:style-name="P2">Section 9.1 introduces inference rules for quantifiers and shows how to reduce first-order inference to 1</text:p>
      <text:p text:style-name="P2">We begin with some simple inference rules that can be applied to sentences with quantifiers 1</text:p>
      <text:p text:style-name="P2">Let us begin with universal quantifiers. Suppose our knowledge base contains the standard folkloric axiom 1</text:p>
      <text:p text:style-name="P2">In this chapter we introduce a representation for planning problems that scale up to problems 1</text:p>
      <text:p text:style-name="P2">Section 10.2 shows how forward and backward search algorithms can take advantage of this representation, 1</text:p>
      <text:p text:style-name="P2"/>
      <text:p text:style-name="P2"><text:span text:style-name="T3">Partial non-CS-sourced statements, classified by '0' at the end</text:span></text:p>
      <text:p text:style-name="P2">Eventually, other schools in the area began to request performances. These small cafeteria performances grew 0</text:p>
      <text:p text:style-name="P2">After a few months after its launch, the song reached number one on Colombia's national 0</text:p>
      <text:p text:style-name="P2">Soon after, the group recorded a new single entitled "Bien Cerquita", which features Dominican artist 0</text:p>
      <text:p text:style-name="P2">For a more conventional President, that might mean putting the spectacle of impeachment behind him 0</text:p>
      <text:p text:style-name="P2">And he has long believed the federal government — and the outer orbit of the White 0</text:p>
      <text:p text:style-name="P2">Trump has launched a season of getting even, lashing out at those who spoke out 0</text:p>
      <text:p text:style-name="P2">The jump in new cases—more than 14,800 in the province at the epicenter of 0</text:p>
      <text:p text:style-name="P2">Confirmed cases will now be based on clinical diagnosis, including the use of CT scans. 0</text:p>
      <text:p text:style-name="P2">“In terms of monitoring the progression of the outbreak of infections, it’s quite a sensible 0</text:p>
      <text:p text:style-name="P2">On February 7, a crucial witness in the House Impeachment Inquiry last fall, Lt. Col. 0</text:p>
      <text:p text:style-name="P2">From 1905 to 1925, Einstein not only conceived the theory of relativity, but he made 0</text:p>
      <text:p text:style-name="P2">Rejected by academia, Einstein went his own way and took a job at the Swiss 0</text:p>
      <text:p text:style-name="P2">Professorships at leading universities soon came his way, and as his fame grew so did 0</text:p>
      <text:p text:style-name="P2">For some, there are obligations of social class to satisfy, family expectations to consider, or 0</text:p>
      <text:p text:style-name="P2">Given a number of choices determined by all the other factors - national origin, social background 0</text:p>
      <text:p text:style-name="P2">After all, what do we mean when we say that a person is, or is 0</text:p>
      <text:p text:style-name="P2">Even more than the husband-wife relationship, the parent-child relationship has this serious factor of interpersonal 0</text:p>
      <text:p text:style-name="P3"/>
      <text:p text:style-name="P3">End Training Data</text:p>
      <text:p text:style-name="P3"/>
      <text:p text:style-name="P8">Begin Testing Data</text:p>
      <text:p text:style-name="P6"/>
      <text:p text:style-name="P7">Non-CS-sourced statements, classified by '0' at the end</text:p>
      <text:p text:style-name="P6">Lawmakers are grappling over several approaches to curtail the practice that can leave patients on 0</text:p>
      <text:p text:style-name="P6">She said she does not suffer from asthma or have a history of respiratory issues. 0</text:p>
      <text:p text:style-name="P6">Shipwrecks along the southern Lake Superior coast known as the "Graveyard of the Great Lakes" 0</text:p>
      <text:p text:style-name="P6"/>
      <text:p text:style-name="P7">CS-sourced statements, classified by '1' at the end</text:p>
      <text:p text:style-name="P6">Some of the material in this chapter is fairly mathematical, although the general lessons can 1</text:p>
      <text:p text:style-name="P6">Assignment of program variables to registers across basic blocks is an example of a rather 1</text:p>
      <text:p text:style-name="P2"/>
      <text:p text:style-name="P4">Test data output</text:p>
      <text:p text:style-name="P4"><text:span text:style-name="T1">Statement #1: </text:span><text:span text:style-name="T2">Lawmakers are grappling over several approaches to curtail the practice that can leave patients on</text:span></text:p>
      <text:p text:style-name="P4"><text:span text:style-name="T1">Expected Classification: Non-CS material</text:span></text:p>
      <text:p text:style-name="P4"><text:span text:style-name="T1">Actual Classification: Non-CS material</text:span></text:p>
      <text:p text:style-name="P4"><text:span text:style-name="T1">No error</text:span></text:p>
      <text:p text:style-name="P4"><text:span text:style-name="T1"/></text:p>
      <text:p text:style-name="P4"><text:span text:style-name="T1">Statement #2: </text:span><text:span text:style-name="T2">She said she does not suffer from asthma or have a history of respiratory issues.</text:span></text:p>
      <text:p text:style-name="P4"><text:span text:style-name="T1">Expected Classification: Non-CS material</text:span></text:p>
      <text:p text:style-name="P4"><text:span text:style-name="T1">Actual Classification: Non-CS material</text:span></text:p>
      <text:p text:style-name="P4"><text:span text:style-name="T1">No error</text:span></text:p>
      <text:p text:style-name="P4"><text:span text:style-name="T1"/></text:p>
      <text:p text:style-name="P4"><text:span text:style-name="T1">Statement #3: </text:span><text:span text:style-name="T2">Shipwrecks along the southern Lake Superior coast known as the "Graveyard of the Great Lakes"</text:span></text:p>
      <text:p text:style-name="P4"><text:span text:style-name="T1">Expected Classification: Non-CS material</text:span></text:p>
      <text:p text:style-name="P4"><text:span text:style-name="T1">Actual Classification: Non-CS material</text:span></text:p>
      <text:p text:style-name="P4"><text:span text:style-name="T1">No error</text:span></text:p>
      <text:p text:style-name="P4"><text:span text:style-name="T1"/></text:p>
      <text:p text:style-name="P4"><text:span text:style-name="T1">Statement #4: </text:span><text:span text:style-name="T2">Some of the material in this chapter is fairly mathematical, although the general lessons can</text:span></text:p>
      <text:p text:style-name="P4"><text:span text:style-name="T1">Expected Classification: CS material</text:span></text:p>
      <text:p text:style-name="P4"><text:span text:style-name="T1">Actual Classification: CS material</text:span></text:p>
      <text:p text:style-name="P4"><text:span text:style-name="T1">No error</text:span></text:p>
      <text:p text:style-name="P4"><text:span text:style-name="T1"/></text:p>
      <text:p text:style-name="P4"><text:span text:style-name="T1">Statement #5: </text:span><text:span text:style-name="T2">Assignment of program variables to registers across basic blocks is an example of a rather</text:span></text:p>
      <text:p text:style-name="P4"><text:span text:style-name="T1">Expected Classification: CS material</text:span></text:p>
      <text:p text:style-name="P4"><text:span text:style-name="T1">Actual Classification: CS material</text:span></text:p>
      <text:p text:style-name="P4"><text:span text:style-name="T1">No error</text:span></text:p>
      <text:p text:style-name="P4"><text:span text:style-name="T1"/></text:p>
      <text:p text:style-name="P4">Training data error rate</text:p>
      <text:p text:style-name="P4"><text:span text:style-name="T1">0.11818181818181818</text:span></text:p>
      <text:p text:style-name="P5"><text:span text:style-name="T4">End Testing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6T17:28:56.64</meta:creation-date>
    <dc:date>2020-02-16T19:09:43.67</dc:date>
    <meta:editing-duration>PT1H8M2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8" meta:paragraph-count="283" meta:word-count="2027" meta:character-count="14583"/>
  </office:meta>
</office:document-meta>
</file>